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5"/>
    <style:style style:name="P23" style:family="paragraph" style:parent-style-name="Text_20_body" style:list-style-name="L7"/>
    <style:style style:name="P24"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5"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6" style:family="paragraph" style:parent-style-name="List" style:list-style-name="L2">
      <style:paragraph-properties fo:margin-left="2.341cm" fo:margin-right="0cm" fo:text-indent="0cm" style:auto-text-indent="false"/>
    </style:style>
    <style:style style:name="P27" style:family="paragraph" style:parent-style-name="List" style:list-style-name="L4">
      <style:paragraph-properties fo:margin-left="2.341cm" fo:margin-right="0cm" fo:text-indent="0cm" style:auto-text-indent="false"/>
    </style:style>
    <style:style style:name="P28" style:family="paragraph" style:parent-style-name="List" style:list-style-name="L6">
      <style:paragraph-properties fo:margin-left="2.341cm" fo:margin-right="0cm" fo:text-indent="0cm" style:auto-text-indent="false"/>
    </style:style>
    <style:style style:name="P29" style:family="paragraph" style:parent-style-name="List" style:list-style-name="L7">
      <style:paragraph-properties fo:margin-left="2.341cm" fo:margin-right="0cm" fo:text-indent="0cm" style:auto-text-indent="false"/>
    </style:style>
    <style:style style:name="P30" style:family="paragraph" style:parent-style-name="Heading_20_1" style:master-page-name="Standard">
      <style:paragraph-properties style:page-number="auto"/>
    </style:style>
    <style:style style:name="P31"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3</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3 – June 2009</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3 <text:s text:c="2"/><text:tab/>4</text:p>
          <text:p text:style-name="Contents_20_2">Bugs fixed in 1.8.3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1">Chapter 6<text:tab/>Blocking malicious activities with violations <text:s text:c="2"/><text:tab/>29</text:p>
          <text:p text:style-name="Contents_20_1">Chapter 7<text:tab/>Integration with wireless networks <text:s text:c="2"/><text:tab/>32</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Service startup using Heartbeat <text:s text:c="2"/><text:tab/>41</text:p>
          <text:p text:style-name="Contents_20_1">Chapter 10<text:tab/>Frequently Asked Questions <text:s text:c="2"/><text:tab/>42</text:p>
          <text:p text:style-name="Contents_20_2"><text:soft-page-break/>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5</text:p>
          <text:p text:style-name="Contents_20_2">Oinkmaster <text:s text:c="2"/><text:tab/>45</text:p>
          <text:p text:style-name="Contents_20_1">Chapter 12<text:tab/>Appendix A: Database Schema <text:s text:c="2"/><text:tab/>46</text:p>
          <text:p text:style-name="Contents_20_1">Chapter 13<text:tab/>Appendix B: Configuration parameter reference <text:s text:c="2"/><text:tab/>47</text:p>
          <text:p text:style-name="Contents_20_1">Chapter 14<text:tab/>Additional Information <text:s text:c="2"/><text:tab/>67</text:p>
          <text:p text:style-name="Contents_20_1">Chapter 15<text:tab/>Commercial Support and Contact Information <text:s text:c="2"/><text:tab/>68</text:p>
          <text:p text:style-name="Contents_20_1">Chapter 16<text:tab/>GNU Free Documentation License <text:s text:c="2"/><text:tab/>69</text:p>
        </text:index-body>
      </text:table-of-content>
      <text:p text:style-name="Standard"/>
      <text:list xml:id="list2012238227" text:style-name="Outline">
        <text:list-item>
          <text:h text:style-name="P30"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3 of PacketFence.</text:p>
      <text:p text:style-name="Standard">The latest version of this guide is available at <text:a xlink:type="simple" xlink:href="http://www.packetfence.org/download/documentation.html">http://www.packetfence.org/download/documentation.html</text:a></text:p>
      <text:list xml:id="list1157499430"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2009428400" text:continue-numbering="true" text:style-name="Outline">
        <text:list-item>
          <text:list>
            <text:list-item>
              <text:h text:style-name="Heading_20_2" text:outline-level="2">New features in 1.8.3</text:h>
            </text:list-item>
          </text:list>
        </text:list-item>
      </text:list>
      <text:p text:style-name="Standard">See <text:span text:style-name="Code_20__28_inline_29_">/usr/local/pf/CHANGES</text:span> file for a complete list.</text:p>
      <text:p text:style-name="Text_20_body"/>
      <text:p text:style-name="P12">❏<text:tab/></text:p>
      <text:p text:style-name="List"/>
      <text:list xml:id="list958668994" text:continue-numbering="true" text:style-name="Outline">
        <text:list-item>
          <text:list>
            <text:list-item>
              <text:h text:style-name="Heading_20_2" text:outline-level="2">Bugs fixed in 1.8.3</text:h>
            </text:list-item>
          </text:list>
        </text:list-item>
      </text:list>
      <text:p text:style-name="Standard">See <text:span text:style-name="Code_20__28_inline_29_">/usr/local/pf/CHANGES</text:span> file for a complete list.</text:p>
      <text:p text:style-name="Text_20_body"/>
      <text:p text:style-name="P12">❏<text:tab/></text:p>
      <text:p text:style-name="P12"/>
      <text:p text:style-name="P12"/>
      <text:list xml:id="list1750845280"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516024765" text:style-name="L1">
        <text:list-item>
          <text:p text:style-name="P24"><text:s/>ARP allows to much more control over policy violations, but requires that PacketFence has a local interface to all networks (must sit in front of the router).</text:p>
        </text:list-item>
        <text:list-item>
          <text:p text:style-name="P2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459072682" text:continue-list="list1750845280"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342184197"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099458876"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24907991"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060464534"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1084019401"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833678022"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2059564220"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152976085" text:style-name="L2">
        <text:list-header>
          <text:p text:style-name="P26">❏<text:tab/>linkUp/linkDown</text:p>
        </text:list-header>
      </text:list>
      <text:p text:style-name="Text_20_body">Don't forget to update the startup config !</text:p>
      <text:p text:style-name="Text_20_body"/>
      <text:list xml:id="list1777806110" text:continue-list="list2059564220"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470692975" text:continue-list="list1152976085" text:style-name="L2">
        <text:list-header>
          <text:p text:style-name="P26"><text:soft-page-break/>❏<text:tab/>linkUp/linkDown</text:p>
          <text:p text:style-name="P26">❏<text:tab/>MAC Notification</text:p>
          <text:p text:style-name="P26">❏<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223436771" text:continue-list="list177780611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323778157"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632284695"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883166425" text:continue-list="list1470692975" text:style-name="L2">
        <text:list-header>
          <text:p text:style-name="P26">❏<text:tab/>linkUp/linkDown</text:p>
          <text:p text:style-name="P26">❏<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942003474" text:continue-list="list632284695"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619303328" text:continue-list="list883166425" text:style-name="L2">
        <text:list-header>
          <text:p text:style-name="P26">❏<text:tab/>linkUp/linkDown</text:p>
        </text:list-header>
      </text:list>
      <text:p text:style-name="Text_20_body">Don't forget to update the startup config !</text:p>
      <text:p text:style-name="Heading_20_3"/>
      <text:list xml:id="list394158181" text:continue-list="list1942003474"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600363635" text:continue-list="list1619303328" text:style-name="L2">
        <text:list-header>
          <text:p text:style-name="P26">❏<text:tab/>linkUp/linkDown</text:p>
          <text:p text:style-name="P26">❏<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2049801333" text:continue-list="list394158181"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901721473" text:continue-list="list1600363635" text:style-name="L2">
        <text:list-header>
          <text:p text:style-name="P26">❏<text:tab/>linkUp/linkDown</text:p>
          <text:p text:style-name="P26">❏<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264082748" text:continue-list="list2049801333"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560913850"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442228114"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057876294"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326121239" text:continue-list="list901721473" text:style-name="L2">
        <text:list-header>
          <text:p text:style-name="P26">❏<text:tab/>linkUp/linkDown</text:p>
        </text:list-header>
      </text:list>
      <text:p text:style-name="Text_20_body">Don't forget to update the startup config !</text:p>
      <text:p text:style-name="Heading_20_3"/>
      <text:list xml:id="list1357758223" text:continue-list="list2057876294"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504603855" text:continue-list="list1326121239" text:style-name="L2">
        <text:list-header>
          <text:p text:style-name="P26">❏<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87451898" text:continue-list="list1357758223"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336710499"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090308342"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187831030"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57727059" text:continue-list="list1090308342"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731856014" text:style-name="L4">
        <text:list-header>
          <text:p text:style-name="P27">❏<text:tab/>several SSIDs with several VLANs inside each SSID</text:p>
          <text:p text:style-name="P27">❏<text:tab/>authentication against a RADIUS server</text:p>
          <text:p text:style-name="P27">❏<text:tab/>dynamic VLAN assignment (through RADIUS attributes)</text:p>
          <text:p text:style-name="P27">❏<text:tab/>SNMP deauthentication traps</text:p>
          <text:p text:style-name="P27">❏<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747243131" text:continue-list="list157727059"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254317977"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653164825"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775676874" text:continue-numbering="true" text:style-name="Outline">
        <text:list-item>
          <text:list>
            <text:list-item>
              <text:h text:style-name="Heading_20_2" text:outline-level="2">Database</text:h>
            </text:list-item>
          </text:list>
        </text:list-item>
      </text:list>
      <text:list xml:id="list1528898245" text:style-name="L5">
        <text:list-item>
          <text:list>
            <text:list-item>
              <text:p text:style-name="P22">A local MySQL database server on each PacketFence box and replication of the database partition using drbd</text:p>
              <text:list>
                <text:list-item>
                  <text:p text:style-name="P22">You have to make sure that only one database server is running at each time (don't double-mount the partition)</text:p>
                </text:list-item>
                <text:list-item>
                  <text:p text:style-name="P22">You have to authorize the necessary ports for DRBD using conf/iptables.pre</text:p>
                </text:list-item>
              </text:list>
            </text:list-item>
            <text:list-item>
              <text:p text:style-name="P22">A remote MySQL database server with its own high availability setup</text:p>
            </text:list-item>
          </text:list>
        </text:list-item>
      </text:list>
      <text:list xml:id="list44361875" text:continue-list="list1775676874"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236590532"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208223643"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14684676" text:style-name="L6">
        <text:list-item>
          <text:list>
            <text:list-header>
              <text:p text:style-name="P28">❏<text:tab/>Identifier</text:p>
              <text:p text:style-name="P28">❏<text:tab/>Notes</text:p>
            </text:list-header>
          </text:list>
        </text:list-item>
      </text:list>
      <text:p text:style-name="Text_20_body"><text:soft-page-break/>Click on the Add button to save it</text:p>
      <text:list xml:id="list1980268432" text:continue-list="list1208223643"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677610911" text:style-name="L7">
        <text:list-header>
          <text:p text:style-name="P29">❏<text:tab/>ip: switch IP address </text:p>
          <text:p text:style-name="P29">❏<text:tab/>mode </text:p>
          <text:list>
            <text:list-item>
              <text:p text:style-name="P23">testing: pfsetvlan writes in the log files what it would normally do, but it doesn't react on the traps, it does not change any VLAN.</text:p>
            </text:list-item>
            <text:list-item>
              <text:p text:style-name="P23">registration: pfsetvlan automatically register all MAC addresses seen on the switch ports. As in testing mode, no VLAN changes are done.</text:p>
            </text:list-item>
            <text:list-item>
              <text:p text:style-name="P23">production: this is the regular working mode; pfsetvlan sends the SNMP writes to change the VLAN on the switch ports.</text:p>
              <text:p text:style-name="P23"><text:span text:style-name="T9">CAUTION</text:span>: <text:span text:style-name="T12">If [trapping.testing] (see pf.conf) is enabled, PacketFence will consider that all the switches are in test whatever the working mode is !</text:span></text:p>
            </text:list-item>
          </text:list>
          <text:p text:style-name="P29">❏<text:tab/>uplink: list of ports that are NOT managed by PacketFence. All uplink ports must be defined here! </text:p>
          <text:list text:continue-numbering="true">
            <text:list-item>
              <text:p text:style-name="P23">Dynamic (defaut): PF queries the switch using CDP (Cisco only !!) to get the uplinks</text:p>
            </text:list-item>
            <text:list-item>
              <text:p text:style-name="P23">1,2,10001,10002,... : uplink list <text:s/>if a hub is plugged in a port, this port must be declared as uplink !!! </text:p>
            </text:list-item>
          </text:list>
          <text:p text:style-name="P29">❏<text:tab/>type: switch type. Could be for example: </text:p>
          <text:list text:continue-numbering="true">
            <text:list-item>
              <text:p text:style-name="P23">Cisco::Catalyst_2900XL</text:p>
            </text:list-item>
            <text:list-item>
              <text:p text:style-name="P23">Cisco::Catalyst_2950</text:p>
            </text:list-item>
            <text:list-item>
              <text:p text:style-name="P23">Cisco::Catalyst_2960</text:p>
            </text:list-item>
            <text:list-item>
              <text:p text:style-name="P23">Cisco::Catalyst_2970</text:p>
            </text:list-item>
            <text:list-item>
              <text:p text:style-name="P23">Cisco::Catalyst_3500XL</text:p>
            </text:list-item>
            <text:list-item>
              <text:p text:style-name="P23">Cisco::Catalyst_3550</text:p>
            </text:list-item>
            <text:list-item>
              <text:p text:style-name="P23">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493358334" text:continue-list="list1980268432" text:style-name="Outline">
        <text:list-item>
          <text:h text:style-name="Heading_20_1" text:outline-level="1">Additional Softwares</text:h>
        </text:list-item>
      </text:list>
      <text:p text:style-name="Standard"/>
      <text:list xml:id="list262541387"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425063287"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2124416181"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823021961"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411311116"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text:soft-page-break/>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ext:soft-page-break/>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text:soft-page-break/>[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text:soft-page-break/>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text:soft-page-break/>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text:soft-page-break/>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2126933482"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81626928"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852899525"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6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2T08:54:28</dc:date>
    <meta:editing-cycles>602</meta:editing-cycles>
    <meta:editing-duration>PT298H23M05S</meta:editing-duration>
    <meta:document-statistic meta:table-count="1" meta:image-count="5" meta:object-count="0" meta:page-count="71" meta:paragraph-count="1171" meta:word-count="9383" meta:character-count="66239"/>
    <meta:user-defined meta:name="Info 1"/>
    <meta:user-defined meta:name="Info 2"/>
    <meta:user-defined meta:name="Info 3"/>
    <meta:user-defined meta:name="Info 4"/>
  </office:meta>
</office:document-meta>
</file>